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d99" officeooo:paragraph-rsid="001e3d99"/>
    </style:style>
    <style:style style:name="P2" style:family="paragraph" style:parent-style-name="Standard">
      <style:text-properties officeooo:rsid="001e3d99" officeooo:paragraph-rsid="00202f32"/>
    </style:style>
    <style:style style:name="P3" style:family="paragraph" style:parent-style-name="Standard">
      <style:text-properties officeooo:rsid="00202f32" officeooo:paragraph-rsid="00202f32"/>
    </style:style>
    <style:style style:name="P4" style:family="paragraph" style:parent-style-name="Standard">
      <style:text-properties officeooo:rsid="0020afbd" officeooo:paragraph-rsid="0020afbd"/>
    </style:style>
    <style:style style:name="T1" style:family="text">
      <style:text-properties officeooo:rsid="00202f32"/>
    </style:style>
    <style:style style:name="T2" style:family="text">
      <style:text-properties officeooo:rsid="0020afbd"/>
    </style:style>
    <style:style style:name="T3" style:family="text">
      <style:text-properties officeooo:rsid="00222cf3"/>
    </style:style>
    <style:style style:name="T4" style:family="text">
      <style:text-properties officeooo:rsid="00235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storias de usuario:</text:p>
      <text:p text:style-name="P1"><text:tab/>-Registrarse</text:p>
      <text:p text:style-name="P1"><text:tab/>-Reservar cancha</text:p>
      <text:p text:style-name="P1"/>
      <text:p text:style-name="P1"/>
      <text:p text:style-name="P1">ID: Reservar cancha.</text:p>
      <text:p text:style-name="P1">Titulo: Como usuario quiero reservar una cancha para poder jugar en ella.</text:p>
      <text:p text:style-name="P1">Reglas de negocio:</text:p>
      <text:p text:style-name="P1"/>
      <text:p text:style-name="P1"/>
      <text:p text:style-name="P1">Criterios de aceptacion:</text:p>
      <text:p text:style-name="P1"/>
      <text:p text:style-name="P1">Escenario 1: Reserva exitosa.</text:p>
      <text:p text:style-name="P1">-Dado la cancha 4 existente y disponible para el 11/10/25 a las 5pm.</text:p>
      <text:p text:style-name="P1">-Cuando el usuario ingresa cancha:4, fecha: 11/10/25, hora: 5pm.</text:p>
      <text:p text:style-name="P2">-Entonces <text:span text:style-name="T1">el sistema </text:span><text:span text:style-name="T2">marca la cancha como reservada a esa fecha y hora ingresada, </text:span><text:span text:style-name="T1">manda un mail al usuario que reservo con un código de reserva como comprobante indicando ademas si es turno bonificado o el precio del turno.</text:span></text:p>
      <text:p text:style-name="P2"/>
      <text:p text:style-name="P3">Escenario 2: Reserva fallida por c<text:span text:style-name="T3">ancha</text:span> no existente.</text:p>
      <text:p text:style-name="P3">-Dado la cancha 4 no existente.</text:p>
      <text:p text:style-name="P3">-Cuando el usuario ingresa…<text:tab/></text:p>
      <text:p text:style-name="P3">-Entonces el sistema informa “Cancha no existente”.</text:p>
      <text:p text:style-name="P3"/>
      <text:p text:style-name="P3"/>
      <text:p text:style-name="P3"/>
      <text:p text:style-name="P3">ID: Registrarse.</text:p>
      <text:p text:style-name="P3">Titulo: Como persona quiero registrarme para poder acceder a los servicios del sistema.</text:p>
      <text:p text:style-name="P3">Reglas de negocio:</text:p>
      <text:p text:style-name="P3"><text:tab/>-DNI es usado como nombre de usuario.</text:p>
      <text:p text:style-name="P3"><text:tab/>-Si se registra a través de una recomendación se le sumaran 10 puntos al usuario que ha <text:tab/>recomendado.</text:p>
      <text:p text:style-name="P3"><text:tab/>-Si el usuario que ha recomendado llega <text:s/>a 100 puntos se le da un turno gratis</text:p>
      <text:p text:style-name="P3"/>
      <text:p text:style-name="P3">Escenario 1: Registro exitoso <text:span text:style-name="T2">e</text:span>standard.</text:p>
      <text:p text:style-name="P3">-Dado el dni 47 no registrado en <text:span text:style-name="T2">el sistema</text:span> <text:span text:style-name="T2">y que no fue una recomendación.</text:span></text:p>
      <text:p text:style-name="P3">-<text:span text:style-name="T2">Cuando el usuario ingre</text:span><text:span text:style-name="T3">sa ...</text:span></text:p>
      <text:p text:style-name="P3">-<text:span text:style-name="T2">Entonces el sistema registra al usuario y envía un mail al correo ingresado con una contraseña aleatoria generada.</text:span></text:p>
      <text:p text:style-name="P3"/>
      <text:p text:style-name="P4">Escenario 2: Registro exitoso por usuario recomendado.</text:p>
      <text:p text:style-name="P4">-Dado el dni 45 no registrado en el sistema y que fue recomendado por el usuario con DNI 70 que posee 80 puntos.</text:p>
      <text:p text:style-name="P4">-Cuando el usuario ingresa …</text:p>
      <text:p text:style-name="P4">-Entonces el sistema registra al usuario, envía un mail al correo ingresado con una contraseña aleatoria generada y se le suman 10 puntos al usuario <text:span text:style-name="T4">que recomendó</text:span> (con DNI 70).</text:p>
      <text:p text:style-name="P4"/>
      <text:p text:style-name="P4"/>
      <text:p text:style-name="P4"/>
      <text:p text:style-name="P4"/>
      <text:p text:style-name="P4"/>
      <text:p text:style-name="P4"/>
      <text:p text:style-name="P4"><text:soft-page-break/>Escenario 3: Registro exitoso por usuario recomendado que obtiene un turno gratis.</text:p>
      <text:p text:style-name="P4">-Dado el dni 45 no registrado en el sistema y que fue recomendado por el usuario con DNI 70 que posee 90 puntos.</text:p>
      <text:p text:style-name="P4">-Cuando el usuario ingresa…</text:p>
      <text:p text:style-name="P4">-Entonces el sistema registra al usuario, envía un mail al correo ingresado con una contraseña aleatoria generada, se le suman 10 puntos al usuario recomendado (con DNI 70), Se le envía un mail al mismo diciendo que es portador de un turno gratis por llegar a los 100 puntos, <text:span text:style-name="T4">aumenta en uno la cantidad de turnos gratis </text:span>y los puntos se <text:span text:style-name="T3">re</text:span>stablecen en 0.</text:p>
      <text:p text:style-name="P4"/>
      <text:p text:style-name="P4">Escenario 4: Usuario ya registrado</text:p>
      <text:p text:style-name="P4">-Dado el DNI 37 ya registrado.</text:p>
      <text:p text:style-name="P4">-Cuando el usuario ingresa…</text:p>
      <text:p text:style-name="P4">-Entonces el sistema informa “Usuario ya registr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4T06:09:15.484568255</meta:creation-date>
    <dc:date>2025-09-24T09:10:04.313054685</dc:date>
    <meta:editing-duration>PT14M48S</meta:editing-duration>
    <meta:editing-cycles>2</meta:editing-cycles>
    <meta:generator>LibreOffice/24.2.7.2$Linux_X86_64 LibreOffice_project/420$Build-2</meta:generator>
    <meta:document-statistic meta:table-count="0" meta:image-count="0" meta:object-count="0" meta:page-count="2" meta:paragraph-count="37" meta:word-count="409" meta:character-count="2421" meta:non-whitespace-character-count="2041"/>
  </office:meta>
</office:document-meta>
</file>